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2E0000014ADDC47014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Usuários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xml:id="list35355696" text:style-name="WW8Num1">
        <text:list-item>
          <text:h text:style-name="P54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Usuários </text:span><text:span text:style-name="T13"><text:s text:c="2"/>que surgiu pela necessidde de gerenciar usuários que que podem autenticar no sistema de acordo com o requisito de usuário </text:span><text:span text:style-name="T9">Autenticar</text:span><text:span text:style-name="T13">.</text:span></text:p>
      <text:p text:style-name="RUP_20_Corpo_20_1"/>
      <text:list xml:id="list35511032" text:continue-numbering="true" text:style-name="WW8Num1">
        <text:list-item>
          <text:h text:style-name="P55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9">1</text:p>
          </table:table-cell>
          <table:table-cell table:style-name="Tabela2.B3" office:value-type="string">
            <text:p text:style-name="P50">A associação de Usuários com Pessoas é uma herança. Para que seja representada no banco de dados as informações serão armazenadas em tabelas diferentes . Na tabela 'pessoas' serão armazenados somente os dados relacionados a Pessoa.Ta tabela 'usuarios' serão armazenados somente os dados relacionados a Usuário. Para vincular um usuário a uma pessoa ,a tabela de usuários importará a chave primária da tabela de pessoas 'id' transformando-a na tabela de usuários em uma chave estrangeira 'id_pessoa' por sua vez a chave estrangeira também será chave primária da tabela de usuários.</text:p>
          </table:table-cell>
        </table:table-row>
        <table:table-row table:style-name="Tabela2.2">
          <table:table-cell table:style-name="Tabela2.A4" office:value-type="string">
            <text:p text:style-name="P49">2</text:p>
          </table:table-cell>
          <table:table-cell table:style-name="Tabela2.B4" office:value-type="string">
            <text:p text:style-name="P41">O campo id da tabela de pessoas deverá ser de auto-incremento.</text:p>
          </table:table-cell>
        </table:table-row>
      </table:table>
      <text:p text:style-name="P38"/>
      <text:h text:style-name="P53" text:outline-level="1"><draw:frame draw:style-name="fr1" draw:name="graphics1" text:anchor-type="paragraph" svg:x="0cm" svg:y="1.923cm" svg:width="16.999cm" svg:height="5.255cm" draw:z-index="0"><draw:image xlink:href="Pictures/20000007000042E0000014ADDC470145.svm" xlink:type="simple" xlink:show="embed" xlink:actuate="onLoad"/></draw:frame></text:h>
      <text:list xml:id="list35496590" text:continue-numbering="true" text:style-name="WW8Num1">
        <text:list-item>
          <text:h text:style-name="P55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mail da pessoa</text:p>
          </table:table-cell>
        </table:table-row>
        <table:table-row table:style-name="Tabela3.2">
          <table:table-cell table:style-name="Tabela3.A3" office:value-type="string">
            <text:p text:style-name="P29">Encereç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pessoa</text:p>
          </table:table-cell>
        </table:table-row>
        <table:table-row table:style-name="Tabela3.2"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idade da pessoa</text:p>
          </table:table-cell>
        </table:table-row>
        <table:table-row table:style-name="Tabela3.2"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tado da pessoa</text:p>
          </table:table-cell>
        </table:table-row>
        <table:table-row table:style-name="Tabela3.2">
          <table:table-cell table:style-name="Tabela3.A3" office:value-type="string">
            <text:p text:style-name="P29">Código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K do usuário que é uma FK da pessoa.</text:p>
          </table:table-cell>
        </table:table-row>
        <table:table-row table:style-name="Tabela3.2">
          <table:table-cell table:style-name="Tabela3.A3" office:value-type="string">
            <text:p text:style-name="P29">Usuário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user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Login do usuário</text:p>
          </table:table-cell>
        </table:table-row>
        <table:table-row table:style-name="Tabela3.2"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Senha do usuário processada com hash md5 .</text:p>
          </table:table-cell>
        </table:table-row>
      </table:table>
      <text:list xml:id="list35511567" text:continue-numbering="true" text:style-name="WW8Num1">
        <text:list-header>
          <text:h text:style-name="P55" text:outline-level="1"/>
        </text:list-header>
        <text:list-item>
          <text:h text:style-name="P54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39:28.33</dc:date>
    <meta:editing-cycles>39</meta:editing-cycles>
    <meta:editing-duration>PT03H31M00S</meta:editing-duration>
    <dc:creator>Vinicius Gardenio Guimaraes Rodrigues</dc:creator>
    <meta:document-statistic meta:table-count="7" meta:image-count="1" meta:object-count="0" meta:page-count="7" meta:paragraph-count="120" meta:word-count="418" meta:character-count="2504"/>
    <meta:user-defined meta:name="Info 1"/>
    <meta:user-defined meta:name="Info 2"/>
    <meta:user-defined meta:name="Info 3"/>
    <meta:user-defined meta:name="Info 4"/>
  </office:meta>
</office:document-meta>
</file>